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f34" officeooo:paragraph-rsid="0016ff34"/>
    </style:style>
    <style:style style:name="P2" style:family="paragraph" style:parent-style-name="Standard">
      <style:text-properties fo:font-size="15pt" fo:font-weight="bold" officeooo:rsid="0016ff34" officeooo:paragraph-rsid="0016ff34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fo:font-weight="normal" officeooo:rsid="0016ff34" officeooo:paragraph-rsid="0016ff34" style:font-size-asian="10.5pt" style:font-weight-asian="normal" style:font-size-complex="12pt" style:font-weight-complex="normal"/>
    </style:style>
    <style:style style:name="T1" style:family="text">
      <style:text-properties fo:color="#d2a8ff"/>
    </style:style>
    <style:style style:name="T2" style:family="text">
      <style:text-properties fo:color="#ff7b72"/>
    </style:style>
    <style:style style:name="T3" style:family="text">
      <style:text-properties fo:color="#a5d6ff"/>
    </style:style>
    <style:style style:name="T4" style:family="text">
      <style:text-properties fo:color="#ffa657"/>
    </style:style>
    <style:style style:name="T5" style:family="text">
      <style:text-properties fo:color="#79c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put:</text:p>
      <text:p text:style-name="P2"/>
      <text:p text:style-name="P2">node.h code:</text:p>
      <text:p text:style-name="Standard">#include &lt;iostream&gt;</text:p>
      <text:p text:style-name="Standard"/>
      <text:p text:style-name="Standard">template &lt;class t&gt; </text:p>
      <text:p text:style-name="Standard">class node {</text:p>
      <text:p text:style-name="Standard">public:</text:p>
      <text:p text:style-name="Standard"/>
      <text:p text:style-name="Standard">t data;</text:p>
      <text:p text:style-name="Standard">node *next;</text:p>
      <text:p text:style-name="Standard"/>
      <text:p text:style-name="Standard">node(t n)</text:p>
      <text:p text:style-name="Standard">{</text:p>
      <text:p text:style-name="Standard">data = n;</text:p>
      <text:p text:style-name="Standard">next = NULL;</text:p>
      <text:p text:style-name="Standard">}</text:p>
      <text:p text:style-name="Standard">};</text:p>
      <text:p text:style-name="P3"/>
      <text:p text:style-name="P2"/>
      <text:p text:style-name="P2">stack.h code:</text:p>
      <text:p text:style-name="P2"/>
      <text:p text:style-name="Standard">#include &lt;iostream&gt;</text:p>
      <text:p text:style-name="Standard">#include "node.h"</text:p>
      <text:p text:style-name="Standard">using namespace std;</text:p>
      <text:p text:style-name="Standard"/>
      <text:p text:style-name="Standard">template &lt;class t&gt;</text:p>
      <text:p text:style-name="Standard">class Stack</text:p>
      <text:p text:style-name="Standard">{</text:p>
      <text:p text:style-name="Standard">node&lt;t&gt; *top;</text:p>
      <text:p text:style-name="Standard"/>
      <text:p text:style-name="Standard">public:</text:p>
      <text:p text:style-name="Standard">Stack() { top = NULL; }</text:p>
      <text:p text:style-name="Standard"/>
      <text:p text:style-name="Standard">void push(t n)</text:p>
      <text:p text:style-name="Standard">{</text:p>
      <text:p text:style-name="Standard">node&lt;t&gt; *temp = new node&lt;t&gt;(n);</text:p>
      <text:p text:style-name="Standard">temp-&gt;next = top;</text:p>
      <text:p text:style-name="Standard">top = temp;</text:p>
      <text:p text:style-name="Standard">}</text:p>
      <text:p text:style-name="Standard"/>
      <text:p text:style-name="Standard">bool isEmpty()</text:p>
      <text:p text:style-name="Standard">{</text:p>
      <text:p text:style-name="Standard">return top == NULL;</text:p>
      <text:p text:style-name="Standard">}</text:p>
      <text:p text:style-name="Standard"/>
      <text:p text:style-name="Standard">void pop()</text:p>
      <text:p text:style-name="Standard">{</text:p>
      <text:p text:style-name="Standard">if (top == NULL)</text:p>
      <text:p text:style-name="Standard">return;</text:p>
      <text:p text:style-name="Standard">else</text:p>
      <text:p text:style-name="Standard"><text:soft-page-break/>top = top-&gt;next;</text:p>
      <text:p text:style-name="Standard">}</text:p>
      <text:p text:style-name="Standard"/>
      <text:p text:style-name="Standard">t stackTop()</text:p>
      <text:p text:style-name="Standard">{</text:p>
      <text:p text:style-name="Standard">if (top != NULL)</text:p>
      <text:p text:style-name="Standard">return top-&gt;data;</text:p>
      <text:p text:style-name="Standard">else</text:p>
      <text:p text:style-name="Standard">exit(1);</text:p>
      <text:p text:style-name="Standard">}</text:p>
      <text:p text:style-name="Standard"/>
      <text:p text:style-name="Standard">void display()</text:p>
      <text:p text:style-name="Standard">{</text:p>
      <text:p text:style-name="Standard">node&lt;t&gt; *temp = top;</text:p>
      <text:p text:style-name="Standard"/>
      <text:p text:style-name="Standard">if (top == NULL)</text:p>
      <text:p text:style-name="Standard">{</text:p>
      <text:p text:style-name="Standard">cout &lt;&lt; "Stack is empty";</text:p>
      <text:p text:style-name="Standard">}</text:p>
      <text:p text:style-name="Standard">else</text:p>
      <text:p text:style-name="Standard">{</text:p>
      <text:p text:style-name="Standard">while (temp != NULL)</text:p>
      <text:p text:style-name="Standard">{</text:p>
      <text:p text:style-name="Standard">cout &lt;&lt; temp-&gt;data;</text:p>
      <text:p text:style-name="Standard">temp = temp-&gt;next;</text:p>
      <text:p text:style-name="Standard">}</text:p>
      <text:p text:style-name="Standard">}</text:p>
      <text:p text:style-name="Standard">}</text:p>
      <text:p text:style-name="Standard">};</text:p>
      <text:p text:style-name="Standard"/>
      <text:p text:style-name="Standard"/>
      <text:p text:style-name="P2">main code:</text:p>
      <text:p text:style-name="Standard"/>
      <text:p text:style-name="Standard">#include &lt;iostream&gt;</text:p>
      <text:p text:style-name="Standard">#include "Stack.h"</text:p>
      <text:p text:style-name="Standard">#include &lt;cmath&gt;</text:p>
      <text:p text:style-name="Standard">using namespace std;</text:p>
      <text:p text:style-name="Standard"/>
      <text:p text:style-name="Standard">#define MAX_LEN 60</text:p>
      <text:p text:style-name="Standard"/>
      <text:p text:style-name="Standard">int prec(char c)</text:p>
      <text:p text:style-name="Standard">{</text:p>
      <text:p text:style-name="Standard">if (c == '^')</text:p>
      <text:p text:style-name="Standard">return 3;</text:p>
      <text:p text:style-name="Standard">else if (c == '/' || c == '*')</text:p>
      <text:p text:style-name="Standard">return 2;</text:p>
      <text:p text:style-name="Standard">else if (c == '+' || c == '-')</text:p>
      <text:p text:style-name="Standard">return 1;</text:p>
      <text:p text:style-name="Standard">else</text:p>
      <text:p text:style-name="Standard">return -1;</text:p>
      <text:p text:style-name="Standard">}</text:p>
      <text:p text:style-name="Standard"/>
      <text:p text:style-name="Standard"><text:soft-page-break/>string infixToPostFix(string str) {</text:p>
      <text:p text:style-name="Standard">string ans;</text:p>
      <text:p text:style-name="Standard"/>
      <text:p text:style-name="Standard">Stack&lt;char&gt; st;</text:p>
      <text:p text:style-name="Standard"/>
      <text:p text:style-name="Standard">for (int i = 0; i &lt; str.length(); i++)</text:p>
      <text:p text:style-name="Standard">{</text:p>
      <text:p text:style-name="Standard">char c = str[i];</text:p>
      <text:p text:style-name="Standard">if(c == ' ') continue;</text:p>
      <text:p text:style-name="Standard">if ((c &gt;= 'a' &amp;&amp; c &lt;= 'z') || (c &gt;= 'A' &amp;&amp; c &lt;= 'Z') || (c &gt;= '0' &amp;&amp; c &lt;= '9'))</text:p>
      <text:p text:style-name="Standard">ans += c;</text:p>
      <text:p text:style-name="Standard">else if (c == '(')</text:p>
      <text:p text:style-name="Standard">st.push(c);</text:p>
      <text:p text:style-name="Standard">else if (c == ')')</text:p>
      <text:p text:style-name="Standard">{</text:p>
      <text:p text:style-name="Standard">while (st.stackTop() != '(')</text:p>
      <text:p text:style-name="Standard">{</text:p>
      <text:p text:style-name="Standard">ans += st.stackTop();</text:p>
      <text:p text:style-name="Standard">st.pop();</text:p>
      <text:p text:style-name="Standard">}</text:p>
      <text:p text:style-name="Standard">st.pop();</text:p>
      <text:p text:style-name="Standard">}</text:p>
      <text:p text:style-name="Standard">else</text:p>
      <text:p text:style-name="Standard">{</text:p>
      <text:p text:style-name="Standard">while (!st.isEmpty() &amp;&amp; prec(c) &lt;= prec(st.stackTop()))</text:p>
      <text:p text:style-name="Standard">{</text:p>
      <text:p text:style-name="Standard">ans += st.stackTop();</text:p>
      <text:p text:style-name="Standard">st.pop();</text:p>
      <text:p text:style-name="Standard">}</text:p>
      <text:p text:style-name="Standard">st.push(c);</text:p>
      <text:p text:style-name="Standard">}</text:p>
      <text:p text:style-name="Standard">}</text:p>
      <text:p text:style-name="Standard"/>
      <text:p text:style-name="Standard">while (!st.isEmpty())</text:p>
      <text:p text:style-name="Standard">{</text:p>
      <text:p text:style-name="Standard">ans += st.stackTop();</text:p>
      <text:p text:style-name="Standard">st.pop();</text:p>
      <text:p text:style-name="Standard">}</text:p>
      <text:p text:style-name="Standard"/>
      <text:p text:style-name="Standard">return ans;</text:p>
      <text:p text:style-name="Standard">}</text:p>
      <text:p text:style-name="Standard"/>
      <text:p text:style-name="Standard">string reverse(string str) {</text:p>
      <text:p text:style-name="Standard">string ans = "";</text:p>
      <text:p text:style-name="Standard">for (int i = str.length() - 1; i &gt;= 0; i--)</text:p>
      <text:p text:style-name="Standard">ans += str[i];</text:p>
      <text:p text:style-name="Standard">return ans;</text:p>
      <text:p text:style-name="Standard">}</text:p>
      <text:p text:style-name="Standard"/>
      <text:p text:style-name="Standard">string infixToPrefix(string str) {</text:p>
      <text:p text:style-name="Standard">string rev = reverse(str);</text:p>
      <text:p text:style-name="Standard">for (int i = 0; i &lt; rev.length(); i++)</text:p>
      <text:p text:style-name="Standard"><text:soft-page-break/>{</text:p>
      <text:p text:style-name="Standard">if (rev[i] == '(')</text:p>
      <text:p text:style-name="Standard">rev[i] = ')';</text:p>
      <text:p text:style-name="Standard">else if (rev[i] == ')')</text:p>
      <text:p text:style-name="Standard">rev[i] = '(';</text:p>
      <text:p text:style-name="Standard">}</text:p>
      <text:p text:style-name="Standard"/>
      <text:p text:style-name="Standard">string ans = infixToPostFix(rev);</text:p>
      <text:p text:style-name="Standard">return reverse(ans);</text:p>
      <text:p text:style-name="Standard">}</text:p>
      <text:p text:style-name="Standard"/>
      <text:p text:style-name="Standard">int evalPost(string str) {</text:p>
      <text:p text:style-name="Standard">int ans = 0;</text:p>
      <text:p text:style-name="Standard"/>
      <text:p text:style-name="Standard">Stack&lt;int&gt; st;</text:p>
      <text:p text:style-name="Standard"/>
      <text:p text:style-name="Standard">for (int i = 0; i &lt; str.length(); i++) {</text:p>
      <text:p text:style-name="Standard">if(str[i] == ' ') continue;</text:p>
      <text:p text:style-name="Standard">if (isdigit(str[i]))</text:p>
      <text:p text:style-name="Standard">st.push((int)(str[i] - '0' ));</text:p>
      <text:p text:style-name="Standard">else</text:p>
      <text:p text:style-name="Standard">{ </text:p>
      <text:p text:style-name="Standard">int val1 = st.stackTop();</text:p>
      <text:p text:style-name="Standard">st.pop();</text:p>
      <text:p text:style-name="Standard">int val2 = st.stackTop();</text:p>
      <text:p text:style-name="Standard">st.pop();</text:p>
      <text:p text:style-name="Standard">switch (str[i])</text:p>
      <text:p text:style-name="Standard">{</text:p>
      <text:p text:style-name="Standard">case ('+'):</text:p>
      <text:p text:style-name="Standard">{</text:p>
      <text:p text:style-name="Standard">st.push(val2 + val1);</text:p>
      <text:p text:style-name="Standard">break;</text:p>
      <text:p text:style-name="Standard">}</text:p>
      <text:p text:style-name="Standard">case ('-'):</text:p>
      <text:p text:style-name="Standard">{</text:p>
      <text:p text:style-name="Standard">st.push(val2 - val1);</text:p>
      <text:p text:style-name="Standard">break;</text:p>
      <text:p text:style-name="Standard">}</text:p>
      <text:p text:style-name="Standard">case ('*'):</text:p>
      <text:p text:style-name="Standard">{</text:p>
      <text:p text:style-name="Standard">st.push(val2 * val1);</text:p>
      <text:p text:style-name="Standard">break;</text:p>
      <text:p text:style-name="Standard">}</text:p>
      <text:p text:style-name="Standard">case ('/'):</text:p>
      <text:p text:style-name="Standard">{</text:p>
      <text:p text:style-name="Standard">st.push(val2 / val1);</text:p>
      <text:p text:style-name="Standard">break;</text:p>
      <text:p text:style-name="Standard">}</text:p>
      <text:p text:style-name="Standard">case ('^'):</text:p>
      <text:p text:style-name="Standard">{</text:p>
      <text:p text:style-name="Standard">st.push(pow(val2, val1));</text:p>
      <text:p text:style-name="Standard">break;</text:p>
      <text:p text:style-name="Standard"><text:soft-page-break/>}</text:p>
      <text:p text:style-name="Standard">}</text:p>
      <text:p text:style-name="Standard">}</text:p>
      <text:p text:style-name="Standard">}</text:p>
      <text:p text:style-name="Standard"/>
      <text:p text:style-name="Standard">return st.stackTop();</text:p>
      <text:p text:style-name="Standard">}</text:p>
      <text:p text:style-name="Standard"/>
      <text:p text:style-name="Standard">int evalPre(string str) {</text:p>
      <text:p text:style-name="Standard">string rev = reverse(str);</text:p>
      <text:p text:style-name="Standard">int ans = evalPost(rev);</text:p>
      <text:p text:style-name="Standard">return ans;</text:p>
      <text:p text:style-name="Standard">}</text:p>
      <text:p text:style-name="Standard"/>
      <text:p text:style-name="Standard">int main() {</text:p>
      <text:p text:style-name="Standard">int ch = 0;</text:p>
      <text:p text:style-name="Standard"/>
      <text:p text:style-name="Standard">do {</text:p>
      <text:p text:style-name="Standard">cout &lt;&lt; "\n\nEnter your choice 1.Inf to post 2.Inf to pre 3.Eval post 4.Eval pre 5.Exit: ";</text:p>
      <text:p text:style-name="Standard">cin &gt;&gt; ch;</text:p>
      <text:p text:style-name="Standard"/>
      <text:p text:style-name="Standard">switch (ch) {</text:p>
      <text:p text:style-name="Standard">case 1: {</text:p>
      <text:p text:style-name="Standard"/>
      <text:p text:style-name="Standard">string str;</text:p>
      <text:p text:style-name="Standard">cout &lt;&lt; "Enter string: ";</text:p>
      <text:p text:style-name="Standard">getline(cin, str);</text:p>
      <text:p text:style-name="Standard">getline(cin, str);</text:p>
      <text:p text:style-name="Standard">string op = infixToPostFix(str);</text:p>
      <text:p text:style-name="Standard">cout &lt;&lt; "Infix to postfix: " &lt;&lt; op;</text:p>
      <text:p text:style-name="Standard">break;</text:p>
      <text:p text:style-name="Standard">}</text:p>
      <text:p text:style-name="Standard">case 2:{</text:p>
      <text:p text:style-name="Standard">string str;</text:p>
      <text:p text:style-name="Standard">cout &lt;&lt; "Enter string: ";</text:p>
      <text:p text:style-name="Standard">getline(cin, str);</text:p>
      <text:p text:style-name="Standard">getline(cin, str);</text:p>
      <text:p text:style-name="Standard">string op = infixToPrefix(str);</text:p>
      <text:p text:style-name="Standard">cout &lt;&lt; "Infix to prefix: " &lt;&lt; op;</text:p>
      <text:p text:style-name="Standard">break;</text:p>
      <text:p text:style-name="Standard">}</text:p>
      <text:p text:style-name="Standard">case 3: {</text:p>
      <text:p text:style-name="Standard">string str;</text:p>
      <text:p text:style-name="Standard">cout &lt;&lt; "Enter string: ";</text:p>
      <text:p text:style-name="Standard">getline(cin, str);</text:p>
      <text:p text:style-name="Standard">getline(cin, str);</text:p>
      <text:p text:style-name="Standard">int op = evalPost(str);</text:p>
      <text:p text:style-name="Standard">cout &lt;&lt; "The evaluation of postfix equation is = " &lt;&lt; op;</text:p>
      <text:p text:style-name="Standard">break;</text:p>
      <text:p text:style-name="Standard">}</text:p>
      <text:p text:style-name="Standard">case 4: {</text:p>
      <text:p text:style-name="Standard">string str;</text:p>
      <text:p text:style-name="Standard"><text:soft-page-break/>cout &lt;&lt; "Enter string: ";</text:p>
      <text:p text:style-name="Standard">getline(cin, str);</text:p>
      <text:p text:style-name="Standard">getline(cin, str);</text:p>
      <text:p text:style-name="Standard">int op = evalPre(str);</text:p>
      <text:p text:style-name="Standard">cout &lt;&lt; "The evaluation of prefix equation is = " &lt;&lt; op;</text:p>
      <text:p text:style-name="Standard">break;</text:p>
      <text:p text:style-name="Standard">}</text:p>
      <text:p text:style-name="Standard">case 5: {</text:p>
      <text:p text:style-name="Standard">cout &lt;&lt; "\nProgram ends";</text:p>
      <text:p text:style-name="Standard">break;</text:p>
      <text:p text:style-name="Standard">}</text:p>
      <text:p text:style-name="Standard">default: {</text:p>
      <text:p text:style-name="Standard">cout &lt;&lt; "Invalid choice";</text:p>
      <text:p text:style-name="Standard">break;</text:p>
      <text:p text:style-name="Standard">}</text:p>
      <text:p text:style-name="Standard">}</text:p>
      <text:p text:style-name="Standard">} while (ch != 5);</text:p>
      <text:p text:style-name="Standard">return 0;</text:p>
      <text:p text:style-name="Standard">}</text:p>
      <text:p text:style-name="Standard"/>
      <text:p text:style-name="Standard"/>
      <text:p text:style-name="P2">Output:</text:p>
      <text:p text:style-name="P1"/>
      <text:p text:style-name="Standard">Enter your choice 1.Inf to post 2.Inf to pre 3.Eval post 4.Eval pre 5.Exit: 1</text:p>
      <text:p text:style-name="Standard">Enter string: a+b*c</text:p>
      <text:p text:style-name="Standard">Infix to postfix: abc*+</text:p>
      <text:p text:style-name="Standard"/>
      <text:p text:style-name="Standard">Enter your choice 1.Inf to post 2.Inf to pre 3.Eval post 4.Eval pre 5.Exit: 1</text:p>
      <text:p text:style-name="Standard">Enter string: a+(b+c)</text:p>
      <text:p text:style-name="Standard">Infix to postfix: abc++</text:p>
      <text:p text:style-name="Standard"/>
      <text:p text:style-name="Standard">Enter your choice 1.Inf to post 2.Inf to pre 3.Eval post 4.Eval pre 5.Exit: 2</text:p>
      <text:p text:style-name="Standard">Enter string: a*b^c</text:p>
      <text:p text:style-name="Standard">Infix to prefix: *a^bc</text:p>
      <text:p text:style-name="Standard"/>
      <text:p text:style-name="Standard">Enter your choice 1.Inf to post 2.Inf to pre 3.Eval post 4.Eval pre 5.Exit: 3</text:p>
      <text:p text:style-name="Standard">Enter string: 9 8 *</text:p>
      <text:p text:style-name="Standard">The evaluation of postfix equation is = 72</text:p>
      <text:p text:style-name="Standard"/>
      <text:p text:style-name="Standard">Enter your choice 1.Inf to post 2.Inf to pre 3.Eval post 4.Eval pre 5.Exit: 4</text:p>
      <text:p text:style-name="Standard">Enter string: * 5 4</text:p>
      <text:p text:style-name="Standard">The evaluation of prefix equation is = 20</text:p>
      <text:p text:style-name="Standard"/>
      <text:p text:style-name="Standard">Enter your choice 1.Inf to post 2.Inf to pre 3.Eval post 4.Eval pre 5.Exit: 5</text:p>
      <text:p text:style-name="Standard"/>
      <text:p text:style-name="Standard">Program end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10:05:31.054479115</meta:creation-date>
    <dc:date>2022-12-06T10:12:36.483403161</dc:date>
    <meta:editing-duration>PT7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259" meta:word-count="781" meta:character-count="3918" meta:non-whitespace-character-count="3395"/>
  </office:meta>
</office:document-meta>
</file>